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7.19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8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6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number-columns-repeated="997" table:default-cell-style-name="ce2"/>
        <table:table-row table:style-name="ro5">
          <table:table-cell office:value-type="string" calcext:value-type="string">
            <text:p>version</text:p>
          </table:table-cell>
          <table:table-cell table:content-validation-name="val1"/>
          <table:table-cell table:style-name="ce3" office:value-type="string" calcext:value-type="string">
            <text:p>STM32_LQFP64</text:p>
          </table:table-cell>
          <table:table-cell table:content-validation-name="val1"/>
          <table:table-cell table:style-name="ce3" office:value-type="string" calcext:value-type="string">
            <text:p>STM32F030R8T6</text:p>
          </table:table-cell>
          <table:table-cell table:content-validation-name="val1"/>
          <table:table-cell table:style-name="ce3" office:value-type="string" calcext:value-type="string">
            <text:p>STM32F030RCT6</text:p>
          </table:table-cell>
          <table:table-cell table:content-validation-name="val1"/>
          <table:table-cell table:style-name="ce3" office:value-type="string" calcext:value-type="string">
            <text:p>STM32F051R4T6</text:p>
          </table:table-cell>
          <table:table-cell table:content-validation-name="val1"/>
          <table:table-cell table:style-name="ce3" office:value-type="string" calcext:value-type="string">
            <text:p>STM32F058R8T6</text:p>
          </table:table-cell>
          <table:table-cell table:content-validation-name="val1"/>
          <table:table-cell table:style-name="ce3" office:value-type="string" calcext:value-type="string">
            <text:p>STM32F071RBT6</text:p>
          </table:table-cell>
          <table:table-cell table:content-validation-name="val1"/>
          <table:table-cell table:style-name="ce3" office:value-type="string" calcext:value-type="string">
            <text:p>STM32F078RBT6</text:p>
          </table:table-cell>
          <table:table-cell table:content-validation-name="val1"/>
          <table:table-cell table:style-name="ce3" office:value-type="string" calcext:value-type="string">
            <text:p>STM32F091RBT6</text:p>
          </table:table-cell>
          <table:table-cell table:content-validation-name="val1"/>
          <table:table-cell table:style-name="ce3" office:value-type="string" calcext:value-type="string">
            <text:p>STM32F098RCT6</text:p>
          </table:table-cell>
          <table:table-cell table:content-validation-name="val1"/>
          <table:table-cell table:style-name="ce3" office:value-type="string" calcext:value-type="string">
            <text:p>STM32F100R4T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2">
          <table:table-cell office:value-type="string" calcext:value-type="string">
            <text:p>part names</text:p>
          </table:table-cell>
          <table:table-cell table:content-validation-name="val1"/>
          <table:table-cell office:value-type="string" calcext:value-type="string">
            <text:p>STM32_LQFP64</text:p>
          </table:table-cell>
          <table:table-cell table:content-validation-name="val1"/>
          <table:table-cell table:style-name="ce6" office:value-type="string" calcext:value-type="string">
            <text:p>STM32F030R8T6</text:p>
          </table:table-cell>
          <table:table-cell table:style-name="ce9" table:content-validation-name="val1"/>
          <table:table-cell office:value-type="string" calcext:value-type="string">
            <text:p>STM32F030RCT6</text:p>
            <text:p>STM32F070RBT6</text:p>
          </table:table-cell>
          <table:table-cell table:content-validation-name="val1"/>
          <table:table-cell office:value-type="string" calcext:value-type="string">
            <text:p>STM32F051R4T6</text:p>
            <text:p>STM32F051R6T6</text:p>
            <text:p>STM32F051R8T6</text:p>
          </table:table-cell>
          <table:table-cell table:content-validation-name="val1"/>
          <table:table-cell office:value-type="string" calcext:value-type="string">
            <text:p>STM32F058R8T6</text:p>
          </table:table-cell>
          <table:table-cell table:content-validation-name="val1"/>
          <table:table-cell office:value-type="string" calcext:value-type="string">
            <text:p>STM32F071RBT6</text:p>
            <text:p>STM32F072R8T6</text:p>
            <text:p>STM32F072RBT6</text:p>
          </table:table-cell>
          <table:table-cell table:content-validation-name="val1"/>
          <table:table-cell office:value-type="string" calcext:value-type="string">
            <text:p>STM32F078RBT6</text:p>
          </table:table-cell>
          <table:table-cell table:content-validation-name="val1"/>
          <table:table-cell office:value-type="string" calcext:value-type="string">
            <text:p>STM32F091RBT6</text:p>
            <text:p>STM32F091RCT6</text:p>
          </table:table-cell>
          <table:table-cell table:content-validation-name="val1"/>
          <table:table-cell office:value-type="string" calcext:value-type="string">
            <text:p>STM32F098RCT6</text:p>
          </table:table-cell>
          <table:table-cell table:content-validation-name="val1"/>
          <table:table-cell office:value-type="string" calcext:value-type="string">
            <text:p>STM32F100R4T6</text:p>
            <text:p>STM32F100R6T6</text:p>
            <text:p>STM32F100R8T6</text:p>
            <text:p>STM32F100RBT6</text:p>
            <text:p>STM32F100RCT6</text:p>
            <text:p>STM32F100RDT6</text:p>
            <text:p>STM32F100RET6</text:p>
            <text:p>STM32F101R4T6</text:p>
            <text:p>STM32F101R6T6</text:p>
            <text:p>STM32F101R8T6</text:p>
            <text:p>STM32F101RBT6</text:p>
            <text:p>STM32F101RCT6</text:p>
            <text:p>STM32F101RDT6</text:p>
            <text:p>STM32F101RET6</text:p>
            <text:p>STM32F101RFT6</text:p>
            <text:p>STM32F101RGT6</text:p>
            <text:p>STM32F102R4T6</text:p>
            <text:p>STM32F102R6T6</text:p>
            <text:p>STM32F102R8T6</text:p>
            <text:p>STM32F102RBT6</text:p>
            <text:p>STM32F103R4T6</text:p>
            <text:p>STM32F103R6T6</text:p>
            <text:p>STM32F103R8T6</text:p>
            <text:p>STM32F103RBT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/VBAT/VLC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-TAMPER-RTC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-TAMPER-RTC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PD0/PH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OSC_IN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PD1/PH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output</text:p>
          </table:table-cell>
          <table:table-cell office:value-type="string" calcext:value-type="string">
            <text:p>OSC_OUT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A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3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/VREF+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/WKUP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/WKUP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/SAR_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1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SS/PF4/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1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DD/PF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/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6">
          <table:table-cell office:value-type="string" calcext:value-type="string">
            <text:p>2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/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table:style-name="ce10"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/PE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/VCAP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/VCAP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/SD_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/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/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/PD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TM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4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SS/VCAP2/PF6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6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6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DD/VDDIO2/VUSB/VSA/PF7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7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7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4/TCK</text:p>
          </table:table-cell>
          <table:table-cell table:style-name="ce2"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TCK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5</text:p>
          </table:table-cell>
          <table:table-cell table:style-name="ce2"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5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/SWO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6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F11/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style-name="ce2"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F11/BOOT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1/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3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4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048509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calcext:conditional-formats>
          <calcext:conditional-format calcext:target-range-address="pinout.C2:pinout.C1048576 pinout.E2:pinout.E1048576 pinout.G2:pinout.G1048576 pinout.I2:pinout.I1048576 pinout.K2:pinout.K1048576 pinout.M2:pinout.M1048576 pinout.O2:pinout.O1048576 pinout.Q2:pinout.Q1048576 pinout.S2:pinout.S1048576 pinout.U2:pinout.U1048576 pinout.W1:pinout.W1048576 pinout.Y1:pinout.Y1048576 pinout.AA1:pinout.AA1048576">
            <calcext:condition calcext:apply-style-name="Untitled1" calcext:value="!=[.$E1]" calcext:base-cell-address="pinout.C1"/>
          </calcext:conditional-format>
          <calcext:conditional-format calcext:target-range-address="pinout.C1:pinout.C1 pinout.E1:pinout.E1 pinout.G1:pinout.G1 pinout.I1:pinout.I1 pinout.K1:pinout.K1 pinout.M1:pinout.M1 pinout.O1:pinout.O1 pinout.Q1:pinout.Q1 pinout.S1:pinout.S1 pinout.U1:pinout.U1">
            <calcext:condition calcext:apply-style-name="Untitled1" calcext:value="!=[.$E1]" calcext:base-cell-address="pinout.C1"/>
          </calcext:conditional-format>
        </calcext:conditional-formats>
      </table:table>
      <table:table table:name="aux" table:style-name="ta1">
        <table:table-column table:style-name="co2" table:default-cell-style-name="ce13"/>
        <table:table-row table:style-name="ro5">
          <table:table-cell table:style-name="Default" office:value-type="string" calcext:value-type="string">
            <text:p>pin types:</text:p>
          </table:table-cell>
        </table:table-row>
        <table:table-row table:style-name="ro5">
          <table:table-cell office:value-type="string" calcext:value-type="string">
            <text:p>input</text:p>
          </table:table-cell>
        </table:table-row>
        <table:table-row table:style-name="ro5">
          <table:table-cell office:value-type="string" calcext:value-type="string">
            <text:p>output</text:p>
          </table:table-cell>
        </table:table-row>
        <table:table-row table:style-name="ro5">
          <table:table-cell office:value-type="string" calcext:value-type="string">
            <text:p>IO</text:p>
          </table:table-cell>
        </table:table-row>
        <table:table-row table:style-name="ro5">
          <table:table-cell office:value-type="string" calcext:value-type="string">
            <text:p>tristate</text:p>
          </table:table-cell>
        </table:table-row>
        <table:table-row table:style-name="ro5">
          <table:table-cell office:value-type="string" calcext:value-type="string">
            <text:p>passive</text:p>
          </table:table-cell>
        </table:table-row>
        <table:table-row table:style-name="ro5">
          <table:table-cell office:value-type="string" calcext:value-type="string">
            <text:p>OC</text:p>
          </table:table-cell>
        </table:table-row>
        <table:table-row table:style-name="ro5">
          <table:table-cell office:value-type="string" calcext:value-type="string">
            <text:p>NC</text:p>
          </table:table-cell>
        </table:table-row>
        <table:table-row table:style-name="ro5">
          <table:table-cell office:value-type="string" calcext:value-type="string">
            <text:p>pwrIn</text:p>
          </table:table-cell>
        </table:table-row>
        <table:table-row table:style-name="ro5">
          <table:table-cell office:value-type="string" calcext:value-type="string">
            <text:p>pwrOut</text:p>
          </table:table-cell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.00.0000</text:date>, <text:time style:data-style-name="N2" text:time-value="19:13:09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1DT3H2M2S</meta:editing-duration>
    <meta:editing-cycles>11</meta:editing-cycles>
    <meta:generator>LibreOffice/5.0.4.2$Windows_x86 LibreOffice_project/2b9802c1994aa0b7dc6079e128979269cf95bc78</meta:generator>
    <meta:initial-creator>Piotr Nowicki</meta:initial-creator>
    <dc:date>2016-01-26T19:16:56.023000000</dc:date>
    <dc:creator>Piotr Nowicki</dc:creator>
    <meta:document-statistic meta:table-count="2" meta:cell-count="1376" meta:object-count="0"/>
    <meta:user-defined meta:name="qrichtext">1</meta:user-defined>
  </office:meta>
</office:document-meta>
</file>